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.861cm"/>
    </style:style>
    <style:style style:name="co5" style:family="table-column">
      <style:table-column-properties fo:break-before="auto" style:column-width="5.346cm"/>
    </style:style>
    <style:style style:name="co6" style:family="table-column">
      <style:table-column-properties fo:break-before="auto" style:column-width="4.385cm"/>
    </style:style>
    <style:style style:name="co7" style:family="table-column">
      <style:table-column-properties fo:break-before="auto" style:column-width="4.93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13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2.67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4">
      <style:table-cell-properties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value-type" style:repeat-content="false" fo:border="none"/>
      <style:paragraph-properties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 style:data-style-name="N0">
      <style:table-cell-properties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order="0.74pt solid #000000"/>
    </style:style>
    <style:style style:name="ce7" style:family="table-cell" style:parent-style-name="Default" style:data-style-name="N0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1" table:number-columns-repeated="2" table:default-cell-style-name="Default"/>
        <table:table-column table:style-name="co1" table:default-cell-style-name="ce1"/>
        <table:table-column table:style-name="co5" table:default-cell-style-name="ce1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6366" table:default-cell-style-name="Default"/>
        <table:table-row table:style-name="ro1">
          <table:table-cell office:value-type="string" calcext:value-type="string">
            <text:p>Nom</text:p>
          </table:table-cell>
          <table:table-cell table:style-name="ce1" office:value-type="string" calcext:value-type="string">
            <text:p>Prix de production pratique</text:p>
          </table:table-cell>
          <table:table-cell table:style-name="ce1" office:value-type="string" calcext:value-type="string">
            <text:p>Théoriqu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Largeur</text:p>
          </table:table-cell>
          <table:table-cell table:style-name="ce1" office:value-type="string" calcext:value-type="string">
            <text:p>Hauteur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Volume</text:p>
          </table:table-cell>
          <table:table-cell/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Volume d’éponge par année</text:p>
          </table:table-cell>
          <table:table-cell table:style-name="ce1" office:value-type="string" calcext:value-type="string">
            <text:p>Essence</text:p>
          </table:table-cell>
          <table:table-cell table:style-name="ce1" office:value-type="string" calcext:value-type="string">
            <text:p>Papier</text:p>
          </table:table-cell>
          <table:table-cell table:style-name="ce1" office:value-type="string" calcext:value-type="string">
            <text:p>Durcissant</text:p>
          </table:table-cell>
          <table:table-cell table:style-name="ce1" office:value-type="string" calcext:value-type="string">
            <text:p>Prix essence</text:p>
          </table:table-cell>
          <table:table-cell table:style-name="ce1" office:value-type="string" calcext:value-type="string">
            <text:p>Prix papier</text:p>
          </table:table-cell>
          <table:table-cell table:style-name="ce1" office:value-type="string" calcext:value-type="string">
            <text:p>Prix durcissant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1</text:p>
          </table:table-cell>
          <table:table-cell office:value-type="float" office:value="9740849.84" calcext:value-type="float">
            <text:p>9 740 849,84</text:p>
          </table:table-cell>
          <table:table-cell table:formula="of:=[.I2]*[.$P$3]+[.I2]*[.$Q$3]+[.I2]*[.$R$3]*0.5" office:value-type="float" office:value="10050000" calcext:value-type="float">
            <text:p>10 050 000,0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4-04 18:06:19.000000</text:p>
          </table:table-cell>
          <table:table-cell table:style-name="ce6" table:formula="of:=[.D2]*[.E2]*[.F2]" office:value-type="float" office:value="1500" calcext:value-type="float">
            <text:p>1 500,00</text:p>
          </table:table-cell>
          <table:table-cell/>
          <table:table-cell table:style-name="ce1" office:value-type="float" office:value="2022" calcext:value-type="float">
            <text:p>2022</text:p>
          </table:table-cell>
          <table:table-cell table:style-name="ce6" table:formula="of:=SUM([.I6];[.I8])" office:value-type="float" office:value="4430" calcext:value-type="float">
            <text:p>4 430,00</text:p>
          </table:table-cell>
          <table:table-cell table:style-name="ce7" table:formula="of:=[.L2]" office:value-type="float" office:value="4430" calcext:value-type="float">
            <text:p>4430</text:p>
          </table:table-cell>
          <table:table-cell table:style-name="ce7" table:formula="of:=[.L2]" office:value-type="float" office:value="4430" calcext:value-type="float">
            <text:p>4430</text:p>
          </table:table-cell>
          <table:table-cell table:style-name="ce7" table:formula="of:=[.L2]*0.5" office:value-type="float" office:value="2215" calcext:value-type="float">
            <text:p>2215</text:p>
          </table:table-cell>
          <table:table-cell table:style-name="ce6" office:value-type="float" office:value="5900" calcext:value-type="float">
            <text:p>5 900,00</text:p>
          </table:table-cell>
          <table:table-cell table:style-name="ce6" office:value-type="float" office:value="400" calcext:value-type="float">
            <text:p>400,00</text:p>
          </table:table-cell>
          <table:table-cell table:style-name="ce6" office:value-type="float" office:value="450" calcext:value-type="float">
            <text:p>450,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2</text:p>
          </table:table-cell>
          <table:table-cell office:value-type="float" office:value="10077142.1" calcext:value-type="float">
            <text:p>10 077 142,10</text:p>
          </table:table-cell>
          <table:table-cell table:formula="of:=[.I3]*[.$P$4]+[.I3]*[.$Q$4]+[.I3]*[.$R$4]*0.5" office:value-type="float" office:value="9453125" calcext:value-type="float">
            <text:p>9 453 125,0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9-20 03:02:57.000000</text:p>
          </table:table-cell>
          <table:table-cell table:style-name="ce6" table:formula="of:=[.D3]*[.E3]*[.F3]" office:value-type="float" office:value="1375" calcext:value-type="float">
            <text:p>1 375,00</text:p>
          </table:table-cell>
          <table:table-cell/>
          <table:table-cell table:style-name="ce1" office:value-type="float" office:value="2023" calcext:value-type="float">
            <text:p>2023</text:p>
          </table:table-cell>
          <table:table-cell table:style-name="ce6" table:formula="of:=SUM([.I2];[.I4];[.I5];[.I9];[.I10])" office:value-type="float" office:value="7204" calcext:value-type="float">
            <text:p>7 204,00</text:p>
          </table:table-cell>
          <table:table-cell table:style-name="ce7" table:formula="of:=[.L3]" office:value-type="float" office:value="7204" calcext:value-type="float">
            <text:p>7204</text:p>
          </table:table-cell>
          <table:table-cell table:style-name="ce7" table:formula="of:=[.L3]" office:value-type="float" office:value="7204" calcext:value-type="float">
            <text:p>7204</text:p>
          </table:table-cell>
          <table:table-cell table:style-name="ce7" table:formula="of:=[.L3]*0.5" office:value-type="float" office:value="3602" calcext:value-type="float">
            <text:p>3602</text:p>
          </table:table-cell>
          <table:table-cell table:style-name="ce6" office:value-type="float" office:value="5950" calcext:value-type="float">
            <text:p>5 950,00</text:p>
          </table:table-cell>
          <table:table-cell table:number-columns-repeated="2" table:style-name="ce6" office:value-type="float" office:value="500" calcext:value-type="float">
            <text:p>500,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3</text:p>
          </table:table-cell>
          <table:table-cell office:value-type="float" office:value="5816964.47" calcext:value-type="float">
            <text:p>5 816 964,47</text:p>
          </table:table-cell>
          <table:table-cell table:formula="of:=[.I4]*[.$P$3]+[.I4]*[.$Q$3]+[.I4]*[.$R$3]*0.5" office:value-type="float" office:value="9849000" calcext:value-type="float">
            <text:p>9 849 000,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8-29 19:38:14.000000</text:p>
          </table:table-cell>
          <table:table-cell table:style-name="ce6" table:formula="of:=[.D4]*[.E4]*[.F4]" office:value-type="float" office:value="1470" calcext:value-type="float">
            <text:p>1 470,00</text:p>
          </table:table-cell>
          <table:table-cell/>
          <table:table-cell table:style-name="ce1" office:value-type="float" office:value="2024" calcext:value-type="float">
            <text:p>2024</text:p>
          </table:table-cell>
          <table:table-cell table:style-name="ce6" table:formula="of:=SUM([.I3];[.I7];[.I11])" office:value-type="float" office:value="4882" calcext:value-type="float">
            <text:p>4 882,00</text:p>
          </table:table-cell>
          <table:table-cell table:style-name="ce7" table:formula="of:=[.L4]" office:value-type="float" office:value="4882" calcext:value-type="float">
            <text:p>4882</text:p>
          </table:table-cell>
          <table:table-cell table:style-name="ce7" table:formula="of:=[.L4]" office:value-type="float" office:value="4882" calcext:value-type="float">
            <text:p>4882</text:p>
          </table:table-cell>
          <table:table-cell table:style-name="ce7" table:formula="of:=[.L4]*0.5" office:value-type="float" office:value="2441" calcext:value-type="float">
            <text:p>2441</text:p>
          </table:table-cell>
          <table:table-cell table:style-name="ce6" office:value-type="float" office:value="6000" calcext:value-type="float">
            <text:p>6 000,00</text:p>
          </table:table-cell>
          <table:table-cell table:style-name="ce6" office:value-type="float" office:value="600" calcext:value-type="float">
            <text:p>600,00</text:p>
          </table:table-cell>
          <table:table-cell table:style-name="ce6" office:value-type="float" office:value="550" calcext:value-type="float">
            <text:p>550,0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Bloc 4</text:p>
          </table:table-cell>
          <table:table-cell office:value-type="float" office:value="9673093.64" calcext:value-type="float">
            <text:p>9 673 093,64</text:p>
          </table:table-cell>
          <table:table-cell table:formula="of:=[.I5]*[.$P$3]+[.I5]*[.$Q$3]+[.I5]*[.$R$3]*0.5" office:value-type="float" office:value="10318000" calcext:value-type="float">
            <text:p>10 318 000,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-05-29 03:25:50.000000</text:p>
          </table:table-cell>
          <table:table-cell table:style-name="ce6" table:formula="of:=[.D5]*[.E5]*[.F5]" office:value-type="float" office:value="1540" calcext:value-type="float">
            <text:p>1 54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5</text:p>
          </table:table-cell>
          <table:table-cell office:value-type="float" office:value="11101237.29" calcext:value-type="float">
            <text:p>11 101 237,29</text:p>
          </table:table-cell>
          <table:table-cell table:formula="of:=[.I6]*[.$P$2]+[.I6]*[.$Q$2]+[.I6]*[.$R$2]*0.5" office:value-type="float" office:value="15986250" calcext:value-type="float">
            <text:p>15 986 250,00</text:p>
          </table:table-cell>
          <table:table-cell office:value-type="float" office:value="25" calcext:value-type="float">
            <text:p>2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2-12-10 10:11:54.000000</text:p>
          </table:table-cell>
          <table:table-cell table:style-name="ce6" table:formula="of:=[.D6]*[.E6]*[.F6]" office:value-type="float" office:value="2450" calcext:value-type="float">
            <text:p>2 45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6</text:p>
          </table:table-cell>
          <table:table-cell office:value-type="float" office:value="12699671.13" calcext:value-type="float">
            <text:p>12 699 671,13</text:p>
          </table:table-cell>
          <table:table-cell table:formula="of:=[.I7]*[.$P$4]+[.I7]*[.$Q$4]+[.I7]*[.$R$4]*0.5" office:value-type="float" office:value="13282500" calcext:value-type="float">
            <text:p>13 282 500,00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4-01-20 15:25:39.000000</text:p>
          </table:table-cell>
          <table:table-cell table:style-name="ce6" table:formula="of:=[.D7]*[.E7]*[.F7]" office:value-type="float" office:value="1932" calcext:value-type="float">
            <text:p>1 932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7</text:p>
          </table:table-cell>
          <table:table-cell office:value-type="float" office:value="15749421.55" calcext:value-type="float">
            <text:p>15 749 421,55</text:p>
          </table:table-cell>
          <table:table-cell table:formula="of:=[.I8]*[.$P$2]+[.I8]*[.$Q$2]+[.I8]*[.$R$2]*0.5" office:value-type="float" office:value="12919500" calcext:value-type="float">
            <text:p>12 919 500,00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2-11-04 22:06:47.000000</text:p>
          </table:table-cell>
          <table:table-cell table:style-name="ce6" table:formula="of:=[.D8]*[.E8]*[.F8]" office:value-type="float" office:value="1980" calcext:value-type="float">
            <text:p>1 98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8</text:p>
          </table:table-cell>
          <table:table-cell office:value-type="float" office:value="8554114.05" calcext:value-type="float">
            <text:p>8 554 114,05</text:p>
          </table:table-cell>
          <table:table-cell table:formula="of:=[.I9]*[.$P$3]+[.I9]*[.$Q$3]+[.I9]*[.$R$3]*0.5" office:value-type="float" office:value="11349800" calcext:value-type="float">
            <text:p>11 349 800,00</text:p>
          </table:table-cell>
          <table:table-cell office:value-type="float" office:value="22" calcext:value-type="float">
            <text:p>2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3-12-07 17:55:58.000000</text:p>
          </table:table-cell>
          <table:table-cell table:style-name="ce6" table:formula="of:=[.D9]*[.E9]*[.F9]" office:value-type="float" office:value="1694" calcext:value-type="float">
            <text:p>1 694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9</text:p>
          </table:table-cell>
          <table:table-cell office:value-type="float" office:value="9538700.07" calcext:value-type="float">
            <text:p>9 538 700,07</text:p>
          </table:table-cell>
          <table:table-cell table:formula="of:=[.I10]*[.$P$3]+[.I10]*[.$Q$3]+[.I10]*[.$R$3]*0.5" office:value-type="float" office:value="6700000" calcext:value-type="float">
            <text:p>6 700 000,0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3-05-28 09:58:57.000000</text:p>
          </table:table-cell>
          <table:table-cell table:style-name="ce6" table:formula="of:=[.D10]*[.E10]*[.F10]" office:value-type="float" office:value="1000" calcext:value-type="float">
            <text:p>1 000,0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loc 10</text:p>
          </table:table-cell>
          <table:table-cell office:value-type="float" office:value="7817950.53" calcext:value-type="float">
            <text:p>7 817 950,53</text:p>
          </table:table-cell>
          <table:table-cell table:formula="of:=[.I11]*[.$P$4]+[.I11]*[.$Q$4]+[.I11]*[.$R$4]*0.5" office:value-type="float" office:value="10828125" calcext:value-type="float">
            <text:p>10 828 125,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24-05-09 08:52:24.000000</text:p>
          </table:table-cell>
          <table:table-cell table:style-name="ce6" table:formula="of:=[.D11]*[.E11]*[.F11]" office:value-type="float" office:value="1575" calcext:value-type="float">
            <text:p>1 575,00</text:p>
          </table:table-cell>
          <table:table-cell table:number-columns-repeated="1637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 table:number-rows-repeated="9">
          <table:table-cell table:style-name="Default"/>
          <table:table-cell table:style-name="ce3"/>
          <table:table-cell table:style-name="ce4" table:number-columns-repeated="2"/>
          <table:table-cell table:number-columns-repeated="2"/>
          <table:table-cell table:style-name="Default" table:number-columns-repeated="2"/>
          <table:table-cell table:number-columns-repeated="16376"/>
        </table:table-row>
        <table:table-row table:style-name="ro1">
          <table:table-cell table:style-name="Default"/>
          <table:table-cell table:style-name="ce3"/>
          <table:table-cell table:style-name="ce4" table:number-columns-repeated="2"/>
          <table:table-cell table:number-columns-repeated="2"/>
          <table:table-cell table:style-name="Default" table:number-columns-repeated="2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iarintsoa</meta:initial-creator>
    <meta:creation-date>2015-06-05T18:19:34</meta:creation-date>
    <dc:date>2024-11-25T15:26:20.487000000</dc:date>
    <meta:generator>LibreOffice/24.8.2.1$Windows_X86_64 LibreOffice_project/0f794b6e29741098670a3b95d60478a65d05ef13</meta:generator>
    <meta:editing-duration>PT1H10M42S</meta:editing-duration>
    <meta:editing-cycles>3</meta:editing-cycles>
    <meta:document-statistic meta:table-count="1" meta:cell-count="131" meta:object-count="0"/>
    <meta:user-defined meta:name="AppVersion">16.0300</meta:user-defined>
  </office:meta>
</office:document-meta>
</file>